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Sample Size</text:p>
          </table:table-cell>
          <table:table-cell/>
          <table:table-cell table:style-name="ce1" office:value-type="string" calcext:value-type="string" table:number-columns-spanned="4" table:number-rows-spanned="1">
            <text:p>Implementation 3 – All Gather</text:p>
          </table:table-cell>
          <table:covered-table-cell table:number-columns-repeated="3"/>
        </table:table-row>
        <table:table-row table:style-name="ro1">
          <table:table-cell office:value-type="float" office:value="0.283875" calcext:value-type="float">
            <text:p>0.283875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ample Size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0.017002" calcext:value-type="float">
            <text:p>0.017002</text:p>
          </table:table-cell>
          <table:table-cell office:value-type="float" office:value="5300" calcext:value-type="float">
            <text:p>5300</text:p>
          </table:table-cell>
          <table:table-cell/>
          <table:table-cell office:value-type="float" office:value="0.015102" calcext:value-type="float">
            <text:p>0.015102</text:p>
          </table:table-cell>
          <table:table-cell office:value-type="float" office:value="5300" calcext:value-type="float">
            <text:p>5300</text:p>
          </table:table-cell>
          <table:table-cell office:value-type="float" office:value="1" calcext:value-type="float">
            <text:p>1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table:number-columns-repeated="3"/>
          <table:table-cell office:value-type="float" office:value="0.005341" calcext:value-type="float">
            <text:p>0.005341</text:p>
          </table:table-cell>
          <table:table-cell office:value-type="float" office:value="5300" calcext:value-type="float">
            <text:p>5300</text:p>
          </table:table-cell>
          <table:table-cell office:value-type="float" office:value="4" calcext:value-type="float">
            <text:p>4</text:p>
          </table:table-cell>
          <table:table-cell office:value-type="float" office:value="3.183" calcext:value-type="float">
            <text:p>3.183</text:p>
          </table:table-cell>
        </table:table-row>
        <table:table-row table:style-name="ro1">
          <table:table-cell table:number-columns-repeated="3"/>
          <table:table-cell office:value-type="float" office:value="0.260394" calcext:value-type="float">
            <text:p>0.260394</text:p>
          </table:table-cell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table:number-columns-repeated="3"/>
          <table:table-cell office:value-type="float" office:value="0.072214" calcext:value-type="float">
            <text:p>0.072214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">
            <text:p>Implementation 1 – Send/Recv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Sample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table:number-columns-repeated="3"/>
          <table:table-cell office:value-type="float" office:value="0.0173" calcext:value-type="float">
            <text:p>0.0173</text:p>
          </table:table-cell>
          <table:table-cell office:value-type="float" office:value="5300" calcext:value-type="float">
            <text:p>5300</text:p>
          </table:table-cell>
          <table:table-cell office:value-type="float" office:value="1" calcext:value-type="float">
            <text:p>1</text:p>
          </table:table-cell>
          <table:table-cell table:formula="of:=[.A3]/[.D11]" office:value-type="float" office:value="0.982774566473988" calcext:value-type="float">
            <text:p>0.9827745665</text:p>
          </table:table-cell>
        </table:table-row>
        <table:table-row table:style-name="ro1">
          <table:table-cell table:number-columns-repeated="3"/>
          <table:table-cell office:value-type="float" office:value="0.013083" calcext:value-type="float">
            <text:p>0.013083</text:p>
          </table:table-cell>
          <table:table-cell office:value-type="float" office:value="5300" calcext:value-type="float">
            <text:p>5300</text:p>
          </table:table-cell>
          <table:table-cell office:value-type="float" office:value="4" calcext:value-type="float">
            <text:p>4</text:p>
          </table:table-cell>
          <table:table-cell table:formula="of:=[.A3]/[.D12]" office:value-type="float" office:value="1.29954903309638" calcext:value-type="float">
            <text:p>1.2995490331</text:p>
          </table:table-cell>
        </table:table-row>
        <table:table-row table:style-name="ro1">
          <table:table-cell table:number-columns-repeated="3"/>
          <table:table-cell office:value-type="float" office:value="0.347795" calcext:value-type="float">
            <text:p>0.347795</text:p>
          </table:table-cell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table:formula="of:=[.A2]/[.D13]" office:value-type="float" office:value="0.816213574088184" calcext:value-type="float">
            <text:p>0.8162135741</text:p>
          </table:table-cell>
        </table:table-row>
        <table:table-row table:style-name="ro1">
          <table:table-cell table:number-columns-repeated="3"/>
          <table:table-cell office:value-type="float" office:value="0.092042" calcext:value-type="float">
            <text:p>0.092042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table:formula="of:=[.A2]/[.D14]" office:value-type="float" office:value="3.08418982638361" calcext:value-type="float">
            <text:p>3.0841898264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">
            <text:p>Implementation 2 – Broadcast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Sample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table:number-columns-repeated="3"/>
          <table:table-cell office:value-type="float" office:value="0.015683" calcext:value-type="float">
            <text:p>0.015683</text:p>
          </table:table-cell>
          <table:table-cell office:value-type="float" office:value="5300" calcext:value-type="float">
            <text:p>5300</text:p>
          </table:table-cell>
          <table:table-cell office:value-type="float" office:value="1" calcext:value-type="float">
            <text:p>1</text:p>
          </table:table-cell>
          <table:table-cell table:formula="of:=[.A3]/[.D20]" office:value-type="float" office:value="1.08410380666964" calcext:value-type="float">
            <text:p>1.0841038067</text:p>
          </table:table-cell>
        </table:table-row>
        <table:table-row table:style-name="ro1">
          <table:table-cell table:number-columns-repeated="3"/>
          <table:table-cell office:value-type="float" office:value="0.013696" calcext:value-type="float">
            <text:p>0.013696</text:p>
          </table:table-cell>
          <table:table-cell office:value-type="float" office:value="5300" calcext:value-type="float">
            <text:p>5300</text:p>
          </table:table-cell>
          <table:table-cell office:value-type="float" office:value="4" calcext:value-type="float">
            <text:p>4</text:p>
          </table:table-cell>
          <table:table-cell table:formula="of:=[.A3]/[.D21]" office:value-type="float" office:value="1.24138434579439" calcext:value-type="float">
            <text:p>1.2413843458</text:p>
          </table:table-cell>
        </table:table-row>
        <table:table-row table:style-name="ro1">
          <table:table-cell table:number-columns-repeated="3"/>
          <table:table-cell office:value-type="float" office:value="0.333294" calcext:value-type="float">
            <text:p>0.333294</text:p>
          </table:table-cell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table:formula="of:=[.A2]/[.D22]" office:value-type="float" office:value="0.851725503609426" calcext:value-type="float">
            <text:p>0.8517255036</text:p>
          </table:table-cell>
        </table:table-row>
        <table:table-row table:style-name="ro1">
          <table:table-cell table:number-columns-repeated="3"/>
          <table:table-cell office:value-type="float" office:value="0.085509" calcext:value-type="float">
            <text:p>0.085509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table:formula="of:=[.A2]/[.D23]" office:value-type="float" office:value="3.31982598322984" calcext:value-type="float">
            <text:p>3.3198259832</text:p>
          </table:table-cell>
        </table:table-row>
        <table:table-row table:style-name="ro1">
          <table:table-cell table:number-columns-repeated="3"/>
          <table:table-cell table:style-name="ce1" table:number-columns-spanned="4" table:number-rows-spanned="1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2:29:03.871633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5:05:52.397225330</meta:creation-date>
    <dc:date>2017-03-30T13:54:15.678340119</dc:date>
    <meta:editing-duration>PT1H16M1S</meta:editing-duration>
    <meta:editing-cycles>3</meta:editing-cycles>
    <meta:generator>LibreOffice/4.3.7.2$Linux_X86_64 LibreOffice_project/430$Build-2</meta:generator>
    <meta:document-statistic meta:table-count="1" meta:cell-count="69" meta:object-count="0"/>
  </office:meta>
</office:document-meta>
</file>